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bf4bc" officeooo:paragraph-rsid="001bf4bc"/>
    </style:style>
    <style:style style:name="P2" style:family="paragraph" style:parent-style-name="Standard">
      <style:text-properties officeooo:rsid="001bf4bc" officeooo:paragraph-rsid="001e5732"/>
    </style:style>
    <style:style style:name="P3" style:family="paragraph" style:parent-style-name="Standard">
      <style:text-properties officeooo:rsid="001bf4bc" officeooo:paragraph-rsid="0025d164"/>
    </style:style>
    <style:style style:name="P4" style:family="paragraph" style:parent-style-name="Standard">
      <style:text-properties officeooo:rsid="001d2d76" officeooo:paragraph-rsid="001d2d76"/>
    </style:style>
    <style:style style:name="P5" style:family="paragraph" style:parent-style-name="Standard">
      <style:text-properties officeooo:rsid="001e5732" officeooo:paragraph-rsid="001e5732"/>
    </style:style>
    <style:style style:name="P6" style:family="paragraph" style:parent-style-name="Standard">
      <style:text-properties officeooo:rsid="001e5732" officeooo:paragraph-rsid="0020480b"/>
    </style:style>
    <style:style style:name="P7" style:family="paragraph" style:parent-style-name="Standard">
      <style:text-properties officeooo:rsid="0020480b" officeooo:paragraph-rsid="0020480b"/>
    </style:style>
    <style:style style:name="P8" style:family="paragraph" style:parent-style-name="Standard">
      <style:text-properties officeooo:rsid="0020480b" officeooo:paragraph-rsid="0023ab2d"/>
    </style:style>
    <style:style style:name="P9" style:family="paragraph" style:parent-style-name="Standard">
      <style:text-properties officeooo:rsid="0023ab2d" officeooo:paragraph-rsid="0023ab2d"/>
    </style:style>
    <style:style style:name="P10" style:family="paragraph" style:parent-style-name="Standard">
      <style:text-properties officeooo:rsid="0025d164" officeooo:paragraph-rsid="0025d164"/>
    </style:style>
    <style:style style:name="T1" style:family="text">
      <style:text-properties officeooo:rsid="001e5732"/>
    </style:style>
    <style:style style:name="T2" style:family="text">
      <style:text-properties officeooo:rsid="0020480b"/>
    </style:style>
    <style:style style:name="T3" style:family="text">
      <style:text-properties officeooo:rsid="002439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cionário de Dados IAT</text:p>
      <text:p text:style-name="P1"/>
      <text:p text:style-name="P5">Campos / Descrição</text:p>
      <text:p text:style-name="P5"/>
      <text:p text:style-name="P5">“image”: dados da imagem principal, criada no tamanho correspondente à tela do dispositivo, em formato PNG</text:p>
      <text:p text:style-name="P5">“thumbnail”: dados da imagem em uma redução para um quadrado de 300x300 pixels.</text:p>
      <text:p text:style-name="P5">“<text:span text:style-name="T3">info”: objeto contendo todos os itens do formulário, discriminados a seguir:</text:span></text:p>
      <text:p text:style-name="P5"/>
      <text:p text:style-name="P5">“vehicles”: lista de objetos (veículos e demais itens colocados no relatório)</text:p>
      <text:p text:style-name="P5">“paths”: lista de traçados (faixas, marcações, trajetos desenhados sobre o mapa)</text:p>
      <text:p text:style-name="P5">“<text:span text:style-name="T2">zoom”: número relativo à escala utilizada no mapa</text:span></text:p>
      <text:p text:style-name="P5">“<text:span text:style-name="T2">latitude”, “longitude”: posição do centro do mapa</text:span></text:p>
      <text:p text:style-name="P5"/>
      <text:p text:style-name="P5"/>
      <text:p text:style-name="P5"><text:span text:style-name="T2">Campos para itens em geral (array vehicles)</text:span></text:p>
      <text:p text:style-name="P2">“<text:span text:style-name="T1">view_id”: identificador serial do item no sistema</text:span></text:p>
      <text:p text:style-name="P2">“<text:span text:style-name="T1">model”: modelo ou espécie do item</text:span></text:p>
      <text:p text:style-name="P5">“width”: largura do desenho em metros</text:p>
      <text:p text:style-name="P5">“length”: comprimento</text:p>
      <text:p text:style-name="P5">“latitude”, “longitude”: posição do item</text:p>
      <text:p text:style-name="P5">“<text:span text:style-name="T2">position”: posição do veículo no desenho, contendo os campos:</text:span></text:p>
      <text:p text:style-name="P6"><text:tab/>“<text:span text:style-name="T2">x”, “y”: posição do veículo (em pixels)</text:span></text:p>
      <text:p text:style-name="P6"><text:span text:style-name="T2"><text:tab/>“heading”: orientação do veículo em graus em relação à direção norte</text:span></text:p>
      <text:p text:style-name="P5">“<text:span text:style-name="T2">roll”: posição do veículo – zero significa posição normal, 90 e 270 tombado, 180 capotado</text:span></text:p>
      <text:p text:style-name="P5">“<text:span text:style-name="T2">label”: nome do veículo como aparece no mapa (numeração sequencial para veículos, letras para obstáculos)</text:span></text:p>
      <text:p text:style-name="P5"/>
      <text:p text:style-name="P10">Campos exclusivos para veículos</text:p>
      <text:p text:style-name="P10">“damage”: imagem marcada com a localização e extensão aproximada dos danos no veículo em formato PNG</text:p>
      <text:p text:style-name="P3">“fatores_contribuintes”: <text:span text:style-name="T1">lista de marcações feitas no formulário correspondente e relacionados ao item</text:span></text:p>
      <text:p text:style-name="P3">“fatores_contribuintes_text”: <text:span text:style-name="T1">lista de textos de texto de fatores contribuintes</text:span><text:bookmark-start text:name="__DdeLink__0_1016495199"/><text:span text:style-name="T1"> relacionados ao item</text:span><text:bookmark-end text:name="__DdeLink__0_1016495199"/></text:p>
      <text:p text:style-name="P7"/>
      <text:p text:style-name="P7">Campos específicos exclusivos de itens do tipo “impacto”</text:p>
      <text:p text:style-name="P5">“<text:span text:style-name="T2">tipo_impacto_id”: id do tipo de impacto</text:span></text:p>
      <text:p text:style-name="P5">“<text:span text:style-name="T2">tipo_impacto”: tipo de impacto</text:span></text:p>
      <text:p text:style-name="P5">“<text:span text:style-name="T2">envolvidos”: lista veículos envolvidos no impacto</text:span></text:p>
      <text:p text:style-name="P5">“<text:span text:style-name="T2">descrição”: texto descrevendo o evento</text:span></text:p>
      <text:p text:style-name="P5"/>
      <text:p text:style-name="P10">Campo exclusivo para itens tipo “obstáculo”:</text:p>
      <text:p text:style-name="P10">“nome”: denominação do item</text:p>
      <text:p text:style-name="P5"/>
      <text:p text:style-name="P7">Campos para traçados (“paths”)</text:p>
      <text:p text:style-name="P2">“<text:span text:style-name="T2">style”: tipo de desenho representado</text:span></text:p>
      <text:p text:style-name="P2">“<text:span text:style-name="T2">points”: pontos que formam o traçado no nível de zoom de apresentação do mapa, representados por pares de valores</text:span></text:p>
      <text:p text:style-name="P2">“<text:span text:style-name="T2">geom”: pontos expressos em pares de valores “latitude” e “longitude”, com a posição de cada ponto na geometria do desenho</text:span></text:p>
      <text:p text:style-name="P2"><text:soft-page-break/></text:p>
      <text:p text:style-name="P2"/>
      <text:p text:style-name="P8">Valores possíveis para “style”</text:p>
      <text:p text:style-name="P9">1 – freada</text:p>
      <text:p text:style-name="P9">2 – faixa de pedestre</text:p>
      <text:p text:style-name="P9">3 – trajeto</text:p>
      <text:p text:style-name="P9">5 – linha central dupla</text:p>
      <text:p text:style-name="P9"/>
      <text:p text:style-name="P9">Valores possíveis para “model”</text:p>
      <text:p text:style-name="P9">0 – automóvel</text:p>
      <text:p text:style-name="P9">1 – caminhão</text:p>
      <text:p text:style-name="P9">2 – caminhonete</text:p>
      <text:p text:style-name="P9">3 – camioneta</text:p>
      <text:p text:style-name="P9">4 – carroça (de tração humana)</text:p>
      <text:p text:style-name="P9">5 – microônibus</text:p>
      <text:p text:style-name="P9">6 – motocicleta</text:p>
      <text:p text:style-name="P9">7 – ônibus</text:p>
      <text:p text:style-name="P9">8 – reboque</text:p>
      <text:p text:style-name="P9">9 – semi-reboque</text:p>
      <text:p text:style-name="P9">10 – taxi</text:p>
      <text:p text:style-name="P9">11 – trailer</text:p>
      <text:p text:style-name="P9">12 – viatura</text:p>
      <text:p text:style-name="P9">13 – pedestre</text:p>
      <text:p text:style-name="P9">14 – bicicleta</text:p>
      <text:p text:style-name="P9">15 – colisão</text:p>
      <text:p text:style-name="P9">16 – obstáculo (qualquer tipo de obstáculo)</text:p>
      <text:p text:style-name="P9">17 – sentido (setas indicadoras de sentido do tráfego na via)</text:p>
      <text:p text:style-name="P9">18 – árvore</text:p>
      <text:p text:style-name="P9">19 – SPU (poste urbano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18:01.806062407</meta:creation-date>
    <dc:date>2018-04-18T17:43:39.295020374</dc:date>
    <meta:editing-duration>PT4M4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61" meta:word-count="381" meta:character-count="2561" meta:non-whitespace-character-count="2214"/>
  </office:meta>
</office:document-meta>
</file>